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Libre Franklin Medium" svg:font-family="'Libre Franklin Medium'" style:font-adornments="Medium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color="#0066cc" loext:opacity="100%" style:font-name="Libre Franklin Medium" fo:font-size="10pt" fo:language="es" fo:country="ES" style:font-size-asian="10pt" style:font-size-complex="10pt"/>
    </style:style>
    <style:style style:name="P2" style:family="paragraph" style:parent-style-name="Standard">
      <style:paragraph-properties fo:line-height="150%" fo:text-align="justify" style:justify-single-word="false"/>
      <style:text-properties fo:color="#0066cc" loext:opacity="100%" style:font-name="Libre Franklin Medium" fo:font-size="10pt" fo:language="es" fo:country="ES" style:font-size-asian="10pt" style:font-size-complex="10pt"/>
    </style:style>
    <style:style style:name="P3" style:family="paragraph" style:parent-style-name="Standard">
      <style:paragraph-properties fo:line-height="150%" fo:text-align="justify" style:justify-single-word="false"/>
      <style:text-properties fo:color="#0066cc" loext:opacity="100%" style:font-name="Libre Franklin Medium" fo:font-size="10pt" fo:language="es" fo:country="ES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paragraph-properties fo:line-height="150%" fo:text-align="justify" style:justify-single-word="false"/>
      <style:text-properties fo:color="#0066cc" loext:opacity="100%" style:font-name="Open Sans" fo:font-size="10pt" fo:language="es" fo:country="ES" officeooo:rsid="0014d021" officeooo:paragraph-rsid="0014d021" style:font-size-asian="10pt" style:font-size-complex="10pt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style:use-window-font-color="true" loext:opacity="0%" style:font-name="Libre Franklin Medium" fo:font-size="12pt" fo:language="es" fo:country="ES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color="#ff3333" loext:opacity="100%" style:font-name="Libre Franklin Medium" fo:font-size="20pt" fo:language="es" fo:country="ES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999999" loext:opacity="100%" style:font-name="Libre Franklin Medium" fo:font-size="10pt" fo:language="es" fo:country="ES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color="#999999" loext:opacity="100%" style:font-name="Libre Franklin Medium" fo:font-size="10pt" fo:language="es" fo:country="ES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re Franklin Medium" fo:font-size="20pt" fo:language="es" fo:country="ES" style:font-size-asian="20pt" style:font-size-complex="20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re Franklin Medium" fo:language="es" fo:country="ES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ibre Franklin Medium" fo:language="es" fo:country="ES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re Franklin Medium" fo:language="es" fo:country="ES"/>
    </style:style>
    <style:style style:name="P13" style:family="paragraph" style:parent-style-name="Standard" style:list-style-name="L1">
      <style:paragraph-properties fo:line-height="100%" fo:text-align="justify" style:justify-single-word="false"/>
      <style:text-properties style:font-name="Libre Franklin Medium" fo:language="es" fo:country="ES"/>
    </style:style>
    <style:style style:name="P14" style:family="paragraph" style:parent-style-name="Standard" style:list-style-name="L2">
      <style:paragraph-properties fo:line-height="100%" fo:text-align="justify" style:justify-single-word="false"/>
      <style:text-properties style:font-name="Libre Franklin Medium" fo:language="es" fo:country="ES"/>
    </style:style>
    <style:style style:name="P15" style:family="paragraph" style:parent-style-name="Standard">
      <style:paragraph-properties fo:line-height="100%" fo:text-align="center" style:justify-single-word="false"/>
      <style:text-properties style:font-name="Libre Franklin Medium" fo:language="es" fo:country="ES"/>
    </style:style>
    <style:style style:name="P16" style:family="paragraph" style:parent-style-name="Standard" style:list-style-name="L1">
      <style:paragraph-properties fo:line-height="150%" fo:text-align="justify" style:justify-single-word="false"/>
      <style:text-properties style:font-name="Libre Franklin Medium" fo:language="es" fo:country="ES" officeooo:rsid="0014d021" officeooo:paragraph-rsid="0014d021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Libre Franklin Medium" fo:font-size="10pt" fo:language="es" fo:country="ES" style:font-size-asian="10pt" style:font-size-complex="10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Open Sans" fo:font-size="10pt" fo:language="es" fo:country="ES" style:font-size-asian="10pt" style:font-size-complex="10pt"/>
    </style:style>
    <style:style style:name="T1" style:family="text">
      <style:text-properties fo:color="#0066cc" loext:opacity="100%"/>
    </style:style>
    <style:style style:name="T2" style:family="text">
      <style:text-properties fo:color="#0066cc" loext:opacity="100%" fo:font-size="10pt" style:font-size-asian="10pt" style:font-size-complex="10pt"/>
    </style:style>
    <style:style style:name="T3" style:family="text">
      <style:text-properties fo:color="#0066cc" loext:opacity="100%" fo:font-size="10pt" officeooo:rsid="000f3f0e" style:font-size-asian="10pt" style:font-size-complex="10pt"/>
    </style:style>
    <style:style style:name="T4" style:family="text">
      <style:text-properties fo:color="#0066cc" loext:opacity="100%" style:font-name="Open Sans" fo:font-size="10pt" style:font-size-asian="10pt" style:font-size-complex="10pt"/>
    </style:style>
    <style:style style:name="T5" style:family="text">
      <style:text-properties fo:color="#0066cc" loext:opacity="100%" style:font-name="Open Sans" fo:font-size="10pt" officeooo:rsid="00126440" style:font-size-asian="10pt" style:font-size-complex="10pt"/>
    </style:style>
    <style:style style:name="T6" style:family="text">
      <style:text-properties fo:color="#0066cc" loext:opacity="100%" style:font-name="Open Sans" fo:font-size="10pt" officeooo:rsid="000f3f0e" style:font-size-asian="10pt" style:font-size-complex="10pt"/>
    </style:style>
    <style:style style:name="T7" style:family="text">
      <style:text-properties fo:color="#0066cc" loext:opacity="100%" style:font-name="Open Sans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color="#0066cc" loext:opacity="100%" style:font-name="Open Sans" fo:font-size="10pt" fo:font-style="normal" officeooo:rsid="000f3f0e" style:font-size-asian="10pt" style:font-style-asian="normal" style:font-size-complex="10pt" style:font-style-complex="normal"/>
    </style:style>
    <style:style style:name="T9" style:family="text">
      <style:text-properties fo:color="#0066cc" loext:opacity="100%" officeooo:rsid="00103b7e"/>
    </style:style>
    <style:style style:name="T10" style:family="text">
      <style:text-properties fo:font-variant="small-caps" fo:color="#999999" loext:opacity="100%"/>
    </style:style>
    <style:style style:name="T11" style:family="text">
      <style:text-properties fo:color="#ff3333" loext:opacity="100%" fo:font-style="italic" style:font-style-asian="italic" style:font-style-complex="italic"/>
    </style:style>
    <style:style style:name="T12" style:family="text">
      <style:text-properties fo:color="#ff3333" loext:opacity="100%" fo:font-size="20pt" style:font-size-asian="20pt" style:font-size-complex="20pt"/>
    </style:style>
    <style:style style:name="T13" style:family="text">
      <style:text-properties officeooo:rsid="000f3f0e"/>
    </style:style>
    <style:style style:name="T14" style:family="text">
      <style:text-properties fo:font-style="normal" officeooo:rsid="000f3f0e" style:font-style-asian="normal" style:font-style-complex="normal"/>
    </style:style>
    <style:style style:name="T15" style:family="text">
      <style:text-properties style:font-name="Open Sans"/>
    </style:style>
    <style:style style:name="T16" style:family="text">
      <style:text-properties style:font-name="Open Sans" officeooo:rsid="0010ee1b"/>
    </style:style>
    <style:style style:name="T17" style:family="text">
      <style:text-properties style:font-name="Open Sans" officeooo:rsid="00126440"/>
    </style:style>
    <style:style style:name="T18" style:family="text">
      <style:text-properties style:font-name="Open Sans" officeooo:rsid="0012f099"/>
    </style:style>
    <style:style style:name="T19" style:family="text">
      <style:text-properties style:font-name="Open Sans" fo:font-style="italic" style:font-style-asian="italic" style:font-style-complex="italic"/>
    </style:style>
    <style:style style:name="T20" style:family="text">
      <style:text-properties style:font-name="Open Sans" fo:font-style="italic" officeooo:rsid="0012f099" style:font-style-asian="italic" style:font-style-complex="italic"/>
    </style:style>
    <style:style style:name="T21" style:family="text">
      <style:text-properties style:font-name="Open Sans" fo:font-style="normal" officeooo:rsid="0012f099" style:font-style-asian="normal" style:font-style-complex="normal"/>
    </style:style>
    <style:style style:name="T22" style:family="text">
      <style:text-properties style:font-name="Open Sans" fo:font-style="normal" officeooo:rsid="000f3f0e" style:font-style-asian="normal" style:font-style-complex="normal"/>
    </style:style>
    <style:style style:name="T23" style:family="text">
      <style:text-properties style:font-name="Open Sans" fo:font-size="10pt" fo:font-style="normal" officeooo:rsid="000f3f0e" style:font-size-asian="10pt" style:font-style-asian="normal" style:font-size-complex="10pt" style:font-style-complex="normal"/>
    </style:style>
    <style:style style:name="T24" style:family="text">
      <style:text-properties officeooo:rsid="00103b7e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officeooo:rsid="0010ee1b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elebración del Viernes Santo</text:p>
      <text:p text:style-name="P7">Adoración de la Cruz</text:p>
      <text:p text:style-name="P9"/>
      <text:list xml:id="list939259373" text:style-name="L1">
        <text:list-item>
          <text:p text:style-name="P11">Monición ambiental</text:p>
        </text:list-item>
        <text:list-item>
          <text:p text:style-name="P13">Canto de entrada</text:p>
        </text:list-item>
      </text:list>
      <text:p text:style-name="P12"><text:tab/><text:span text:style-name="T7">Revisar la relación de cantos propuestos como guía.</text:span></text:p>
      <text:p text:style-name="P1"/>
      <text:list xml:id="list100203476290592" text:continue-numbering="true" text:style-name="L1">
        <text:list-item>
          <text:p text:style-name="P13">Saludo del <text:span text:style-name="T24">Celebrante</text:span></text:p>
        </text:list-item>
      </text:list>
      <text:p text:style-name="P1"><text:tab/><text:span text:style-name="T15">En caso de que este un presbítero presente, en su defecto una oración dirigida por el responsable de l</text:span><text:span text:style-name="T17">a</text:span><text:span text:style-name="T15"> </text:span><text:span text:style-name="T17">comunidad</text:span><text:span text:style-name="T15"> </text:span><text:span text:style-name="T16">que puede unirse con la Invocación al Espíritu Santo</text:span><text:span text:style-name="T15">.</text:span></text:p>
      <text:p text:style-name="P3"/>
      <text:list xml:id="list100202999789019" text:continue-numbering="true" text:style-name="L1">
        <text:list-item>
          <text:p text:style-name="P13">Invocación al Espíritu Santo</text:p>
        </text:list-item>
      </text:list>
      <text:p text:style-name="P18"><text:tab/><text:span text:style-name="T1">Cantar el canto de la Invocación al Espíritu santo o en su </text:span><text:span text:style-name="T9">defecto</text:span><text:span text:style-name="T1"> recitarlo.<text:tab/></text:span><text:span text:style-name="T11">(Oh Señor envía tu espíritu...)</text:span></text:p>
      <text:p text:style-name="P2"/>
      <text:list xml:id="list100204011467394" text:continue-numbering="true" text:style-name="L1">
        <text:list-item>
          <text:p text:style-name="P11">Celebración de la palabra</text:p>
        </text:list-item>
      </text:list>
      <text:p text:style-name="P17"><text:tab/><text:span text:style-name="T10">Primera Lectura:</text:span></text:p>
      <text:p text:style-name="P12"><text:tab/>Monición</text:p>
      <text:p text:style-name="P12"><text:tab/>Isaías 52, 13 – 15. 53, 1 - 12</text:p>
      <text:p text:style-name="P12"><text:tab/>Canto</text:p>
      <text:p text:style-name="P17"><text:tab/><text:span text:style-name="T10">Segunda Lectura:</text:span></text:p>
      <text:p text:style-name="P12"><text:tab/>Monición</text:p>
      <text:p text:style-name="P12"><text:tab/>Hebreos 4, 14 – 16. 5, 7 - 9</text:p>
      <text:p text:style-name="P12"><text:tab/>Canto</text:p>
      <text:p text:style-name="P17"><text:tab/><text:span text:style-name="T10">Tercera Lectura:</text:span></text:p>
      <text:p text:style-name="P12"><text:tab/>Monición</text:p>
      <text:p text:style-name="P12"><text:tab/>Juan 18, 1 – 40. 19, 1 - 42</text:p>
      <text:p text:style-name="P12"><text:tab/>Canto</text:p>
      <text:p text:style-name="P10"/>
      <text:list xml:id="list100203351101388" text:continue-numbering="true" text:style-name="L1">
        <text:list-item>
          <text:p text:style-name="P11">Ecos de la palabra</text:p>
        </text:list-item>
        <text:list-item>
          <text:p text:style-name="P13">Homilía del <text:span text:style-name="T26">C</text:span><text:span text:style-name="T13">elebrante</text:span></text:p>
        </text:list-item>
      </text:list>
      <text:p text:style-name="P12"><text:tab/><text:span text:style-name="T4">En caso de que este presente un presbítero, en su defecto la colecta de los ecos echa por el responsable </text:span><text:span text:style-name="T5">de la comunidad</text:span><text:span text:style-name="T4">.</text:span></text:p>
      <text:p text:style-name="P2"/>
      <text:list xml:id="list100202944515892" text:continue-numbering="true" text:style-name="L1">
        <text:list-item>
          <text:p text:style-name="P5">Oración de los fieles</text:p>
        </text:list-item>
      </text:list>
      <text:p text:style-name="P1"><text:tab/><text:span text:style-name="T15">Tomadas del oficio de la iglesia </text:span><text:span text:style-name="T18">y rezadas en pareja </text:span><text:span text:style-name="T21">entre el responsable de la comunidad y algún otro del equipo de responsable o un varón idóneo de la comunidad.</text:span></text:p>
      <text:p text:style-name="P2"/>
      <text:list xml:id="list100203094085885" text:continue-numbering="true" text:style-name="L1">
        <text:list-item>
          <text:p text:style-name="P13">Adoración de la Cruz</text:p>
        </text:list-item>
      </text:list>
      <text:p text:style-name="P12"><text:tab/><text:span text:style-name="T4">Se retira el a</text:span><text:span text:style-name="T6">tril</text:span><text:span text:style-name="T4"> y el florero; se coloca la cruz en el centro de la asamblea sobre un </text:span><text:span text:style-name="T6">cojín</text:span><text:span text:style-name="T4"> </text:span><text:span text:style-name="T6">en el piso</text:span><text:span text:style-name="T4"> o sobre una mesa pequeña de tal manera que se arrodillen; el responsable inicia el rito besando la cruz.</text:span></text:p>
      <text:p text:style-name="P2"/>
      <text:list xml:id="list100203656655059" text:continue-numbering="true" text:style-name="L1">
        <text:list-item>
          <text:p text:style-name="P11">Proclamación del Ayuno Pascual</text:p>
        </text:list-item>
        <text:list-item>
          <text:p text:style-name="P16">Despedida</text:p>
        </text:list-item>
      </text:list>
      <text:p text:style-name="P4"><text:tab/>No hay oración o bendición final.</text:p>
      <text:p text:style-name="P15"><text:soft-page-break/><text:span text:style-name="T12">Relación de cantos Viernes Santo</text:span></text:p>
      <text:p text:style-name="P8">Cantos propuestos para la Celebración de la Adoración de la Cruz</text:p>
      <text:p text:style-name="P12"/>
      <text:list xml:id="list4197655936" text:style-name="L2">
        <text:list-item>
          <text:p text:style-name="P14">Escuchad islas lejanas</text:p>
        </text:list-item>
        <text:list-item>
          <text:p text:style-name="P14">El Señor me ha dado</text:p>
        </text:list-item>
        <text:list-item>
          <text:p text:style-name="P14">El lagarero</text:p>
        </text:list-item>
        <text:list-item>
          <text:p text:style-name="P14">Eli eli</text:p>
        </text:list-item>
        <text:list-item>
          <text:p text:style-name="P14">Himno a la Cruz Gloriosa</text:p>
        </text:list-item>
        <text:list-item>
          <text:p text:style-name="P14">Extiendo mis manos</text:p>
        </text:list-item>
        <text:list-item>
          <text:p text:style-name="P14">Improperios <text:span text:style-name="T8">(Canto de rigor litúrgico)</text:span></text:p>
        </text:list-item>
        <text:list-item>
          <text:p text:style-name="P14">Hijas de Jerusalén</text:p>
        </text:list-item>
        <text:list-item>
          <text:p text:style-name="P14">Stab<text:span text:style-name="T13">a</text:span>t mater dolorosa</text:p>
        </text:list-item>
        <text:list-item>
          <text:p text:style-name="P14">María, madre de la Iglesia</text:p>
        </text:list-item>
        <text:list-item>
          <text:p text:style-name="P14">Tu has cubierto de vergüenza la muerte</text:p>
        </text:list-item>
        <text:list-item>
          <text:p text:style-name="P14">El mismo Dios</text:p>
        </text:list-item>
        <text:list-item>
          <text:p text:style-name="P14">Porque mi yugo es suave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tarSymbol" svg:font-family="StarSymbol" style:font-pitch="variable" style:font-charset="x-symbol"/>
    <style:font-face style:name="OpenSymbol" svg:font-family="OpenSymbol"/>
    <style:font-face style:name="DejaVu Sans Condensed1" svg:font-family="'DejaVu Sans Condensed'" style:font-family-generic="swiss"/>
    <style:font-face style:name="Libre Franklin Medium" svg:font-family="'Libre Franklin Medium'" style:font-adornments="Medium" style:font-pitch="variable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 Condensed" svg:font-family="'DejaVu Sans Condensed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WenQuanYi Micro Hei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José Gutiérrez Avilés</meta:initial-creator>
    <meta:creation-date>2014-04-15T12:27:08</meta:creation-date>
    <dc:date>2021-03-24T10:02:02.755178970</dc:date>
    <meta:editing-duration>PT1H9M12S</meta:editing-duration>
    <meta:editing-cycles>20</meta:editing-cycles>
    <meta:generator>LibreOffice/7.0.4.2$Linux_X86_64 LibreOffice_project/00$Build-2</meta:generator>
    <meta:document-statistic meta:table-count="0" meta:image-count="0" meta:object-count="0" meta:page-count="2" meta:paragraph-count="47" meta:word-count="328" meta:character-count="1742" meta:non-whitespace-character-count="1463"/>
  </office:meta>
</office:document-meta>
</file>